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5.0682499491493" calcext:value-type="float">
            <text:p>45,0682499491493</text:p>
          </table:table-cell>
          <table:table-cell office:value-type="float" office:value="43.1097050147108" calcext:value-type="float">
            <text:p>43,1097050147108</text:p>
          </table:table-cell>
          <table:table-cell table:number-columns-repeated="9"/>
        </table:table-row>
        <table:table-row table:style-name="ro1">
          <table:table-cell office:value-type="float" office:value="42.6497498916021" calcext:value-type="float">
            <text:p>42,6497498916021</text:p>
          </table:table-cell>
          <table:table-cell office:value-type="float" office:value="40.6689504442127" calcext:value-type="float">
            <text:p>40,6689504442127</text:p>
          </table:table-cell>
          <table:table-cell table:number-columns-repeated="9"/>
        </table:table-row>
        <table:table-row table:style-name="ro1">
          <table:table-cell office:value-type="float" office:value="45.2083253858673" calcext:value-type="float">
            <text:p>45,2083253858673</text:p>
          </table:table-cell>
          <table:table-cell office:value-type="float" office:value="45.1894188206005" calcext:value-type="float">
            <text:p>45,1894188206005</text:p>
          </table:table-cell>
          <table:table-cell table:number-columns-repeated="9"/>
        </table:table-row>
        <table:table-row table:style-name="ro1">
          <table:table-cell office:value-type="float" office:value="49.1285236295627" calcext:value-type="float">
            <text:p>49,1285236295627</text:p>
          </table:table-cell>
          <table:table-cell office:value-type="float" office:value="44.7425011714188" calcext:value-type="float">
            <text:p>44,7425011714188</text:p>
          </table:table-cell>
          <table:table-cell table:number-columns-repeated="9"/>
        </table:table-row>
        <table:table-row table:style-name="ro1">
          <table:table-cell office:value-type="float" office:value="44.7967534781628" calcext:value-type="float">
            <text:p>44,7967534781628</text:p>
          </table:table-cell>
          <table:table-cell office:value-type="float" office:value="45.9640263979029" calcext:value-type="float">
            <text:p>45,9640263979029</text:p>
          </table:table-cell>
          <table:table-cell table:number-columns-repeated="9"/>
        </table:table-row>
        <table:table-row table:style-name="ro1">
          <table:table-cell office:value-type="float" office:value="45.2831499270165" calcext:value-type="float">
            <text:p>45,2831499270165</text:p>
          </table:table-cell>
          <table:table-cell office:value-type="float" office:value="47.4384292101827" calcext:value-type="float">
            <text:p>47,4384292101827</text:p>
          </table:table-cell>
          <table:table-cell table:number-columns-repeated="9"/>
        </table:table-row>
        <table:table-row table:style-name="ro1">
          <table:table-cell office:value-type="float" office:value="49.3557724155921" calcext:value-type="float">
            <text:p>49,3557724155921</text:p>
          </table:table-cell>
          <table:table-cell office:value-type="float" office:value="47.1608438446662" calcext:value-type="float">
            <text:p>47,1608438446662</text:p>
          </table:table-cell>
          <table:table-cell table:number-columns-repeated="9"/>
        </table:table-row>
        <table:table-row table:style-name="ro1">
          <table:table-cell office:value-type="float" office:value="49.3964915644247" calcext:value-type="float">
            <text:p>49,3964915644247</text:p>
          </table:table-cell>
          <table:table-cell office:value-type="float" office:value="45.0150490777244" calcext:value-type="float">
            <text:p>45,0150490777244</text:p>
          </table:table-cell>
          <table:table-cell table:number-columns-repeated="9"/>
        </table:table-row>
        <table:table-row table:style-name="ro1">
          <table:table-cell office:value-type="float" office:value="46.2328650353244" calcext:value-type="float">
            <text:p>46,2328650353244</text:p>
          </table:table-cell>
          <table:table-cell office:value-type="float" office:value="45.1768605672004" calcext:value-type="float">
            <text:p>45,1768605672004</text:p>
          </table:table-cell>
          <table:table-cell table:number-columns-repeated="9"/>
        </table:table-row>
        <table:table-row table:style-name="ro1">
          <table:table-cell office:value-type="float" office:value="44.1413959872191" calcext:value-type="float">
            <text:p>44,1413959872191</text:p>
          </table:table-cell>
          <table:table-cell office:value-type="float" office:value="43.9938819445251" calcext:value-type="float">
            <text:p>43,99388194452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603638945017743" calcext:value-type="float">
            <text:p>0,603638945017743</text:p>
          </table:table-cell>
          <table:table-cell office:value-type="float" office:value="0.997872046172774" calcext:value-type="float">
            <text:p>0,997872046172774</text:p>
          </table:table-cell>
          <table:table-cell office:value-type="float" office:value="0.725535270545588" calcext:value-type="float">
            <text:p>0,725535270545588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73.9578196861642" calcext:value-type="float">
            <text:p>73,9578196861642</text:p>
          </table:table-cell>
          <table:table-cell office:value-type="float" office:value="52.2631486148816" calcext:value-type="float">
            <text:p>52,2631486148816</text:p>
          </table:table-cell>
          <table:table-cell office:value-type="float" office:value="56.5511112498129" calcext:value-type="float">
            <text:p>56,5511112498129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83568649569706" calcext:value-type="float">
            <text:p>0,183568649569706</text:p>
          </table:table-cell>
          <table:table-cell office:value-type="float" office:value="0.410658392893744" calcext:value-type="float">
            <text:p>0,410658392893744</text:p>
          </table:table-cell>
          <table:table-cell office:value-type="float" office:value="0.944179181553117" calcext:value-type="float">
            <text:p>0,944179181553117</text:p>
          </table:table-cell>
          <table:table-cell/>
          <table:table-cell office:value-type="float" office:value="10.9429820051046" calcext:value-type="float">
            <text:p>10,9429820051046</text:p>
          </table:table-cell>
          <table:table-cell office:value-type="float" office:value="74.8846007431652" calcext:value-type="float">
            <text:p>74,8846007431652</text:p>
          </table:table-cell>
          <table:table-cell office:value-type="float" office:value="44.2694367350425" calcext:value-type="float">
            <text:p>44,26943673504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19866956322733" calcext:value-type="float">
            <text:p>0,19866956322733</text:p>
          </table:table-cell>
          <table:table-cell office:value-type="float" office:value="0.788646349723114" calcext:value-type="float">
            <text:p>0,788646349723114</text:p>
          </table:table-cell>
          <table:table-cell office:value-type="float" office:value="0.182147488170409" calcext:value-type="float">
            <text:p>0,182147488170409</text:p>
          </table:table-cell>
          <table:table-cell/>
          <table:table-cell office:value-type="float" office:value="87.1144119874403" calcext:value-type="float">
            <text:p>87,1144119874403</text:p>
          </table:table-cell>
          <table:table-cell office:value-type="float" office:value="85.4330626583306" calcext:value-type="float">
            <text:p>85,4330626583306</text:p>
          </table:table-cell>
          <table:table-cell office:value-type="float" office:value="23.5661973130247" calcext:value-type="float">
            <text:p>23,56619731302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588728730709904" calcext:value-type="float">
            <text:p>0,588728730709904</text:p>
          </table:table-cell>
          <table:table-cell office:value-type="float" office:value="0.191102711832042" calcext:value-type="float">
            <text:p>0,191102711832042</text:p>
          </table:table-cell>
          <table:table-cell office:value-type="float" office:value="0.201417032831304" calcext:value-type="float">
            <text:p>0,201417032831304</text:p>
          </table:table-cell>
          <table:table-cell/>
          <table:table-cell office:value-type="float" office:value="24.5970698059545" calcext:value-type="float">
            <text:p>24,5970698059545</text:p>
          </table:table-cell>
          <table:table-cell office:value-type="float" office:value="29.5665549352107" calcext:value-type="float">
            <text:p>29,5665549352107</text:p>
          </table:table-cell>
          <table:table-cell office:value-type="float" office:value="65.4228319572759" calcext:value-type="float">
            <text:p>65,42283195727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36801181010248" calcext:value-type="float">
            <text:p>0,336801181010248</text:p>
          </table:table-cell>
          <table:table-cell office:value-type="float" office:value="0.95990897853615" calcext:value-type="float">
            <text:p>0,95990897853615</text:p>
          </table:table-cell>
          <table:table-cell office:value-type="float" office:value="0.33576909209958" calcext:value-type="float">
            <text:p>0,33576909209958</text:p>
          </table:table-cell>
          <table:table-cell/>
          <table:table-cell office:value-type="float" office:value="10.4370555830685" calcext:value-type="float">
            <text:p>10,4370555830685</text:p>
          </table:table-cell>
          <table:table-cell office:value-type="float" office:value="68.439888631446" calcext:value-type="float">
            <text:p>68,439888631446</text:p>
          </table:table-cell>
          <table:table-cell office:value-type="float" office:value="93.1261639966297" calcext:value-type="float">
            <text:p>93,12616399662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V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5" table:number-matrix-rows-spanned="8" table:formula="of:=COM.GITHUB.JFERARD.LOPOLYFILL.LOPOLYFILLIMPL.LOPV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10"/>
        </table:table-row>
        <table:table-row table:style-name="ro1"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TOC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1" table:number-matrix-rows-spanned="15" table:formula="of:=COM.GITHUB.JFERARD.LOPOLYFILL.LOPOLYFILLIMPL.LOPTOCOL([.A1:.E3]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;TRUE())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office:string-value="BBB" calcext:value-type="string">
            <text:p>BBB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FFF" calcext:value-type="string">
            <text:p>FFF</text:p>
          </table:table-cell>
          <table:table-cell table:number-columns-repeated="2"/>
        </table:table-row>
        <table:table-row table:style-name="ro1">
          <table:table-cell office:value-type="string" office:string-value="CCC" calcext:value-type="string">
            <text:p>CCC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KKK" calcext:value-type="string">
            <text:p>KKK</text:p>
          </table:table-cell>
          <table:table-cell table:number-columns-repeated="2"/>
        </table:table-row>
        <table:table-row table:style-name="ro1">
          <table:table-cell office:value-type="string" office:string-value="DDD" calcext:value-type="string">
            <text:p>DDD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BBB" calcext:value-type="string">
            <text:p>BBB</text:p>
          </table:table-cell>
          <table:table-cell table:number-columns-repeated="2"/>
        </table:table-row>
        <table:table-row table:style-name="ro1">
          <table:table-cell office:value-type="string" office:string-value="EEE" calcext:value-type="string">
            <text:p>EEE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LLL" calcext:value-type="string">
            <text:p>LLL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DDD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string" office:string-value="III" calcext:value-type="string">
            <text:p>III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III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office:string-value="JJJ" calcext:value-type="string">
            <text:p>JJJ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MMM" calcext:value-type="string">
            <text:p>MMM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OOO" calcext:value-type="string">
            <text:p>OOO</text:p>
          </table:table-cell>
          <table:table-cell table:style-name="ce2"/>
          <table:table-cell table:number-columns-repeated="3"/>
        </table:table-row>
      </table:table>
      <table:table table:name="TOROW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15" table:number-matrix-rows-spanned="1" table:formula="of:=COM.GITHUB.JFERARD.LOPOLYFILL.LOPOLYFILLIMPL.LOPTOROW([.A1:.E3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matrix-columns-spanned="13" table:number-matrix-rows-spanned="1" table:formula="of:=COM.GITHUB.JFERARD.LOPOLYFILL.LOPOLYFILLIMPL.LOPTOROW([.A1:.E3];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matrix-columns-spanned="13" table:number-matrix-rows-spanned="1" table:formula="of:=COM.GITHUB.JFERARD.LOPOLYFILL.LOPOLYFILLIMPL.LOPTOROW([.A1:.E3];1;TRUE())" office:value-type="string" office:string-value="AAA" calcext:value-type="string">
            <text:p>AAA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WRAP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3" table:number-matrix-rows-spanned="6" table:formula="of:=com.github.jferard.lopolyfill.LoPolyfillImpl.lopWrapCols([.A1:.A15];6)" office:value-type="string" office:string-value="AAA" calcext:value-type="string">
            <text:p>AAA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MMM" calcext:value-type="string">
            <text:p>MM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BBB" calcext:value-type="string">
            <text:p>BBB</text:p>
          </table:table-cell>
          <table:table-cell office:value-type="string" office:string-value="HHH" calcext:value-type="string">
            <text:p>HHH</text:p>
          </table:table-cell>
          <table:table-cell office:value-type="string" office:string-value="NNN" calcext:value-type="string">
            <text:p>NNN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CCC" calcext:value-type="string">
            <text:p>CCC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DDD" calcext:value-type="string">
            <text:p>DDD</text:p>
          </table:table-cell>
          <table:table-cell office:value-type="string" office:string-value="JJJ" calcext:value-type="string">
            <text:p>JJJ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KKK" calcext:value-type="string">
            <text:p>KKK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/>
          <table:table-cell office:value-type="string" office:string-value="FFF" calcext:value-type="string">
            <text:p>FFF</text:p>
          </table:table-cell>
          <table:table-cell office:value-type="string" office:string-value="LLL" calcext:value-type="string">
            <text:p>LLL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4"/>
        </table:table-row>
      </table:table>
      <table:table table:name="WRAPROW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4" table:number-matrix-rows-spanned="4" table:formula="of:=com.github.jferard.lopolyfill.LoPolyfillImpl.lopWrapRows([.A1:.A15]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HHH" calcext:value-type="string">
            <text:p>HHH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21:28:10.694965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0T21:42:55.598065515</dc:date>
    <meta:editing-duration>PT20H12M31S</meta:editing-duration>
    <meta:editing-cycles>116</meta:editing-cycles>
    <meta:generator>LibreOffice/24.2.7.2$Linux_X86_64 LibreOffice_project/420$Build-2</meta:generator>
    <meta:document-statistic meta:table-count="19" meta:cell-count="1204" meta:object-count="0"/>
  </office:meta>
</office:document-meta>
</file>